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7.551cm" fo:min-width="9.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7.551cm" fo:min-width="9.5cm" draw:shadow="hidden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0cm" svg:height="15.6cm" svg:x="0.501cm" svg:y="4.9cm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ircle draw:style-name="gr2" draw:text-style-name="P1" draw:layer="layout" svg:width="14.475cm" svg:height="14.475cm" svg:x="3.263cm" svg:y="7.463cm">
          <text:p/>
        </draw:circle>
        <draw:circle draw:style-name="gr2" draw:text-style-name="P1" draw:layer="layout" svg:width="2.4cm" svg:height="2.4cm" svg:x="1.5cm" svg:y="18.1cm">
          <text:p/>
        </draw:circle>
        <draw:circle draw:style-name="gr2" draw:text-style-name="P1" draw:layer="layout" svg:width="2.4cm" svg:height="2.4cm" svg:x="17.1cm" svg:y="18.1cm">
          <text:p/>
        </draw:circle>
        <draw:circle draw:style-name="gr2" draw:text-style-name="P1" draw:layer="layout" svg:width="2.4cm" svg:height="2.4cm" svg:x="9.3cm" svg:y="5.925cm">
          <text:p/>
        </draw:circle>
      </draw:page>
      <draw:page draw:name="page2" draw:style-name="dp1" draw:master-page-name="Default">
        <draw:path draw:style-name="gr3" draw:text-style-name="P1" draw:layer="layout" svg:width="20cm" svg:height="17.037cm" svg:x="0.502cm" svg:y="4.9cm" svg:viewBox="0 0 20001 17038" svg:d="M10000 0l1777 2772c630 159 1232 409 1841 761 1154 666 1983 1495 2649 2649 667 1154 970 2286 970 3618 0 460-36 896-111 1317l2875 4484h-5664c-225 165-464 320-719 467-1154 667-2286 970-3618 970-1333 0-2465-303-3619-970-255-147-494-302-719-467h-5662l2873-4482c-75-422-111-858-111-1318 0-1333 303-2465 970-3619 666-1154 1495-1983 2649-2649 609-352 1212-603 1842-761z">
          <text:p/>
        </draw:path>
        <draw:circle draw:style-name="gr2" draw:text-style-name="P1" draw:layer="layout" svg:width="2.4cm" svg:height="2.4cm" svg:x="1.501cm" svg:y="18.1cm">
          <text:p/>
        </draw:circle>
        <draw:circle draw:style-name="gr2" draw:text-style-name="P1" draw:layer="layout" svg:width="2.4cm" svg:height="2.4cm" svg:x="17.101cm" svg:y="18.1cm">
          <text:p/>
        </draw:circle>
        <draw:circle draw:style-name="gr2" draw:text-style-name="P1" draw:layer="layout" svg:width="2.4cm" svg:height="2.4cm" svg:x="9.301cm" svg:y="5.925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ool Mahidharia</meta:initial-creator>
    <meta:creation-date>2016-05-24T18:50:41.411179679</meta:creation-date>
    <dc:date>2016-05-24T19:15:52.671424212</dc:date>
    <dc:creator>Anool Mahidharia</dc:creator>
    <meta:editing-duration>PT2M35S</meta:editing-duration>
    <meta:editing-cycles>1</meta:editing-cycles>
    <meta:generator>LibreOffice/5.0.5.2$Linux_X86_64 LibreOffice_project/00m0$Build-2</meta:generator>
    <meta:document-statistic meta:object-count="9"/>
  </office:meta>
</office:document-meta>
</file>